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text:p text:style-name="Standard">If red of blue clicked, first score sent to/added to total. Then destroy game object.</text:p>
      <text:p text:style-name="Standard">This means that you don't then click on objects more than once because it would have destroyed itself after being clicked on.</text:p>
      <text:p text:style-name="Standard"/>
      <text:p text:style-name="Standard"/>
      <text:p text:style-name="Standard">If I use on mouse down I would have to have two separate scripts for the cubes. If there are two scripts I would need to have a third master score keeper script that logs the actual scores. So maybe that script checks if a red cube or blue cube have been destroyed and increases or decreases the total score from that.</text:p>
      <text:p text:style-name="Standard"/>
      <text:p text:style-name="Standard">Maybe if tagged red cube destroyed then decreases and increases for blue cube.</text:p>
      <text:p text:style-name="Standard"/>
      <text:p text:style-name="Standard"/>
      <text:p text:style-name="Standard">Now they both count as 100 score. They add it onto the score that is printed to console.</text:p>
      <text:p text:style-name="Standard"/>
      <text:p text:style-name="Standard">Now I need to make it so that the red cube makes the score decrease by 100.</text:p>
      <text:p text:style-name="Standard"/>
      <text:p text:style-name="Standard">I did it by making another score method and changing the name and the + to – and thus it worked fine.</text:p>
      <text:p text:style-name="Standard"/>
      <text:p text:style-name="Standard"/>
      <text:p text:style-name="Standard">So maybe make a score display game object to house the script. The text elements will be dragged into the public text boxes on the score display script.</text:p>
      <text:p text:style-name="Standard"/>
      <text:p text:style-name="Standard">That way it can tell the right info from the score keeper that would dragged in also to the right text elements.</text:p>
      <text:p text:style-name="Standard"/>
      <text:p text:style-name="Standard">The score display should be in both the level 1 and the level 1 score screen.</text:p>
      <text:p text:style-name="Standard"/>
      <text:p text:style-name="Standard">Need score in score keeper set to a method called current score. Then current score can be called by the score displa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08T18:17:54.21</dc:date>
    <dc:creator>Charlie Gracie</dc:creator>
    <meta:editing-duration>PT15H19M38S</meta:editing-duration>
    <meta:editing-cycles>49</meta:editing-cycles>
    <meta:generator>OpenOffice/4.1.3$Win32 OpenOffice.org_project/413m1$Build-9783</meta:generator>
    <meta:document-statistic meta:table-count="0" meta:image-count="0" meta:object-count="0" meta:page-count="2" meta:paragraph-count="31" meta:word-count="810" meta:character-count="4148"/>
  </office:meta>
</office:document-meta>
</file>